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Notizen WPF-Kurs auf Udemy</text:p>
      <text:p text:style-name="Standard"/>
      <text:p text:style-name="Standard">WPF verwendet DirecX und ist daher schneller als das frühere Windows Forms, das GDI verwendet. DirectX ist eine Rendering Engine für moderne GUIs mit guter Performan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liver </meta:initial-creator>
    <meta:creation-date>2020-03-13T20:07:28.97</meta:creation-date>
    <meta:document-statistic meta:table-count="0" meta:image-count="0" meta:object-count="0" meta:page-count="1" meta:paragraph-count="2" meta:word-count="30" meta:character-count="194"/>
    <dc:date>2020-03-13T20:08:59.04</dc:date>
    <dc:creator>Oliver </dc:creator>
    <meta:editing-duration>PT1M30S</meta:editing-duration>
    <meta:editing-cycles>1</meta:editing-cycles>
    <meta:generator>OpenOffice/4.1.7$Win32 OpenOffice.org_project/417m1$Build-9800</meta:generator>
  </office:meta>
</office:document-meta>
</file>